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rebuchet MS" svg:font-family="'Trebuchet M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15%" fo:break-before="auto" fo:break-after="auto" style:writing-mode="lr-tb"/>
      <style:text-properties fo:language="en" fo:country="US" officeooo:paragraph-rsid="000a565e"/>
    </style:style>
    <style:style style:name="P2" style:family="paragraph" style:parent-style-name="Standard">
      <style:paragraph-properties fo:line-height="115%" style:writing-mode="lr-tb"/>
      <style:text-properties fo:language="en" fo:country="US" officeooo:paragraph-rsid="000a565e"/>
    </style:style>
    <style:style style:name="P3" style:family="paragraph" style:parent-style-name="Standard">
      <style:paragraph-properties fo:line-height="115%" style:writing-mode="lr-tb"/>
      <style:text-properties fo:language="en" fo:country="US" officeooo:rsid="000c1eea" officeooo:paragraph-rsid="000c1eea"/>
    </style:style>
    <style:style style:name="P4" style:family="paragraph" style:parent-style-name="Standard">
      <style:paragraph-properties fo:line-height="115%" style:writing-mode="lr-tb"/>
      <style:text-properties fo:language="en" fo:country="US" officeooo:rsid="000da9d7" officeooo:paragraph-rsid="000da9d7"/>
    </style:style>
    <style:style style:name="P5" style:family="paragraph" style:parent-style-name="Standard">
      <style:paragraph-properties fo:line-height="115%" style:writing-mode="lr-tb"/>
      <style:text-properties fo:language="en" fo:country="US" officeooo:rsid="000f7abd" officeooo:paragraph-rsid="000f7abd"/>
    </style:style>
    <style:style style:name="P6" style:family="paragraph" style:parent-style-name="Standard">
      <style:paragraph-properties fo:line-height="115%" style:writing-mode="lr-tb"/>
      <style:text-properties fo:language="en" fo:country="US" officeooo:rsid="00111bc1" officeooo:paragraph-rsid="00111bc1"/>
    </style:style>
    <style:style style:name="P7" style:family="paragraph" style:parent-style-name="Standard">
      <style:paragraph-properties fo:line-height="115%" style:writing-mode="lr-tb"/>
      <style:text-properties fo:language="en" fo:country="US" officeooo:rsid="0011d7c6" officeooo:paragraph-rsid="0011d7c6"/>
    </style:style>
    <style:style style:name="P8" style:family="paragraph" style:parent-style-name="Standard">
      <style:paragraph-properties fo:line-height="115%" style:writing-mode="lr-tb"/>
      <style:text-properties fo:language="en" fo:country="US" officeooo:rsid="00130191" officeooo:paragraph-rsid="00130191"/>
    </style:style>
    <style:style style:name="P9" style:family="paragraph" style:parent-style-name="Standard">
      <style:paragraph-properties fo:line-height="115%" fo:break-before="auto" fo:break-after="auto" style:writing-mode="lr-tb"/>
      <style:text-properties fo:language="en" fo:country="US" officeooo:paragraph-rsid="0013f2b5"/>
    </style:style>
    <style:style style:name="P10" style:family="paragraph" style:parent-style-name="Standard">
      <style:paragraph-properties fo:line-height="115%" style:writing-mode="lr-tb"/>
      <style:text-properties fo:language="en" fo:country="US" officeooo:paragraph-rsid="0013f2b5"/>
    </style:style>
    <style:style style:name="P11" style:family="paragraph" style:parent-style-name="Heading_20_5">
      <style:paragraph-properties fo:line-height="115%" fo:break-before="auto" fo:break-after="auto" style:writing-mode="lr-tb"/>
      <style:text-properties fo:language="en" fo:country="US" officeooo:paragraph-rsid="000a565e"/>
    </style:style>
    <style:style style:name="P12" style:family="paragraph" style:parent-style-name="Heading_20_3">
      <style:paragraph-properties fo:line-height="115%" fo:break-before="auto" fo:break-after="auto" style:writing-mode="lr-tb"/>
      <style:text-properties fo:language="en" fo:country="US" officeooo:paragraph-rsid="000a565e"/>
    </style:style>
    <style:style style:name="T1" style:family="text">
      <style:text-properties officeooo:rsid="000da9d7"/>
    </style:style>
    <style:style style:name="T2" style:family="text">
      <style:text-properties officeooo:rsid="00130191"/>
    </style:style>
    <style:style style:name="T3" style:family="text">
      <style:text-properties officeooo:rsid="00132f39"/>
    </style:style>
    <style:style style:name="T4" style:family="text">
      <style:text-properties officeooo:rsid="0013f2b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0">Status Effects</text:h>
      <text:p text:style-name="P1">Status effects are an important aspect of the mechanics. </text:p>
      <text:h text:style-name="P11" text:outline-level="10"><text:bookmark text:name="h.mvzu2etgk1du"/>Bleed</text:h>
      <text:p text:style-name="P1">Bleed will cause the player to lose health based on current health, the more health the player currently possess the more bleeding will damage the player. Bleed will tick every second dealing damage to the player until it’s duration runs out. The only class capable of inflicting bleed are the warrior class. Bleed is useful for dealing true damage to bosses with large health pools, or lowering a tank players health.</text:p>
      <text:h text:style-name="P11" text:outline-level="10"><text:bookmark text:name="h.yqihh6jtxmd"/>Poison</text:h>
      <text:p text:style-name="P1">Poison is an ace of the thief. Poison deals continuous damage to the victim, regardless of magic resist and armor. Poison damage is determined from the thieves dexterity, thieves may also discover certain herbs that may improve their poison. Mage can apply poison through spell.</text:p>
      <text:h text:style-name="P11" text:outline-level="10"><text:bookmark text:name="h.jzbcn258faw4"/>Haste</text:h>
      <text:p text:style-name="P1">Haste is a very powerful effect, the receiver of this status will move faster than usual. Giving the ability to outrun or chase down an enemy, avoid spells and projectiles or just travel the world faster. Haste is also a standard ability, any player have access to it from level 5 and upwards.</text:p>
      <text:h text:style-name="P11" text:outline-level="10"><text:bookmark text:name="h.d7hrevl5exin"/>Slow</text:h>
      <text:p text:style-name="P1">This is one of the most common debuffs, slowing an enemy player gives them a hard time avoiding your spells and projectiles, while also stealing their options of running away from the battle.</text:p>
      <text:h text:style-name="P11" text:outline-level="10"><text:bookmark text:name="h.nv7hq8fcrhv3"/>Stun</text:h>
      <text:p text:style-name="P1">Stuns will prevent the player from moving for a small amount of time, the short duration of this powerful effect is not to be outweighed. A stun is the most powerful state you may invoke on another creature. Mobility is key. </text:p>
      <text:h text:style-name="P11" text:outline-level="10"><text:bookmark text:name="h.ev95o60fcer"/>Silence</text:h>
      <text:p text:style-name="P9">Another powerful trait, this one the Warriors. The warrior has the ability to strike a wizard <text:span text:style-name="T1">speechless</text:span>! While under the effects of silence a player may not cast any spells. There are exclusions from silence, such as “Mage Dagger”, basic attacks and the standard caster abilities Heal and Haste.</text:p>
      <text:p text:style-name="P10"/>
      <text:p text:style-name="P10"><text:span text:style-name="T4">Plot: may only affect spells (those who use spellpower)</text:span> </text:p>
      <text:p text:style-name="P1"/>
      <text:h text:style-name="P11" text:outline-level="10"><text:bookmark text:name="h.qniskevs3iiy"/>Regeneration</text:h>
      <text:p text:style-name="P2">Gives the player health during the period of it’s effectiveness. The amount and duration of this effect is based on the Intelligence of the Imbuer and the constitution of the receiver. Higher constitution will reward the player with longer durations.</text:p>
      <text:p text:style-name="P2"/>
      <text:p text:style-name="P2"/>
      <text:p text:style-name="P2"/>
      <text:p text:style-name="P2"/>
      <text:p text:style-name="P2"/>
      <text:p text:style-name="P2"/>
      <text:p text:style-name="P2"/>
      <text:p text:style-name="P2"/>
      <text:p text:style-name="P3"><text:soft-page-break/>Hawkeye</text:p>
      <text:p text:style-name="P3">Next basic attack will critically hit.</text:p>
      <text:p text:style-name="P3"/>
      <text:p text:style-name="P3"><text:span text:style-name="T3">Spike</text:span>: Aura</text:p>
      <text:p text:style-name="P3">Near enemies will be inflicted with bleed.</text:p>
      <text:p text:style-name="P3"/>
      <text:p text:style-name="P3">Flame: Aura</text:p>
      <text:p text:style-name="P3">Near enemies will take damage.</text:p>
      <text:p text:style-name="P3"/>
      <text:p text:style-name="P3">Protection: Aura</text:p>
      <text:p text:style-name="P3">Next physical attack will be blocked.</text:p>
      <text:p text:style-name="P3"/>
      <text:p text:style-name="P3">Blinding: Aura</text:p>
      <text:p text:style-name="P3">Near enemies will be silenced/blinded.</text:p>
      <text:p text:style-name="P3"/>
      <text:p text:style-name="P3">Spell: Aura</text:p>
      <text:p text:style-name="P3">Next physical attack will be blocked.</text:p>
      <text:p text:style-name="P3"/>
      <text:p text:style-name="P4">Blind</text:p>
      <text:p text:style-name="P4">May not use the basic attack while blinded, <text:span text:style-name="T4">will black the victims screen.</text:span></text:p>
      <text:p text:style-name="P4"/>
      <text:p text:style-name="P5">Bleeding Strikes</text:p>
      <text:p text:style-name="P5">Next attack will inflict bleeding.</text:p>
      <text:p text:style-name="P5"/>
      <text:p text:style-name="P6">Weak</text:p>
      <text:p text:style-name="P6">STR reduced by 50%.</text:p>
      <text:p text:style-name="P6"/>
      <text:p text:style-name="P6">Confuse</text:p>
      <text:p text:style-name="P6">reduces INT by 50%.</text:p>
      <text:p text:style-name="P6"/>
      <text:p text:style-name="P7">Traitor</text:p>
      <text:p text:style-name="P7">Debuff given to those who slay their own kind. -20% on all stats. 120s per kill.</text:p>
      <text:p text:style-name="P7">(suggestion: if you slay a traitor, you will be rewarded with the slayer buff.)</text:p>
      <text:p text:style-name="P7"/>
      <text:p text:style-name="P7">Slayer</text:p>
      <text:p text:style-name="P7">Buff given to those who slay the other kind. 120s per kill. +4% on all stats.</text:p>
      <text:p text:style-name="P7">(suggestion: stackable 5 times for slayer 1-5, up to +20% to all stats?)</text:p>
      <text:p text:style-name="P7"/>
      <text:p text:style-name="P7">Unholy (I, II, III, IV, V)</text:p>
      <text:p text:style-name="P7">Attacks against this unit will replenish energy/mana/fury at +<text:span text:style-name="T2">10</text:span>/1<text:span text:style-name="T2">5</text:span>/<text:span text:style-name="T2">20</text:span>/<text:span text:style-name="T2">25</text:span>/<text:span text:style-name="T2">30</text:span>%</text:p>
      <text:p text:style-name="P7"/>
      <text:p text:style-name="P8">Shielded </text:p>
      <text:p text:style-name="P8">Next incoming attack will be block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rebuchet MS" svg:font-family="'Trebuchet M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5" style:display-name="Heading 5"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0T16:08:32.724000000</meta:creation-date>
    <dc:date>2014-08-16T07:51:45.554000000</dc:date>
    <meta:editing-duration>PT2H23M4S</meta:editing-duration>
    <meta:editing-cycles>5</meta:editing-cycles>
    <meta:generator>LibreOffice/4.2.3.3$Windows_x86 LibreOffice_project/882f8a0a489bc99a9e60c7905a60226254cb6ff0</meta:generator>
    <meta:document-statistic meta:table-count="0" meta:image-count="0" meta:object-count="0" meta:page-count="2" meta:paragraph-count="47" meta:word-count="519" meta:character-count="3061" meta:non-whitespace-character-count="2585"/>
  </office:meta>
</office:document-meta>
</file>